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Text_20_body">Perfecto, vamos a diseñar una <text:span text:style-name="Strong_20_Emphasis">propuesta narrativa completa</text:span> para el <text:span text:style-name="Strong_20_Emphasis">Capítulo 10: Reproducción</text:span>, siguiendo todos los lineamientos establecidos.</text:p>
      <text:p text:style-name="Horizontal_20_Line"/>
      <text:h text:style-name="Heading_20_2" text:outline-level="2">🧭 <text:span text:style-name="Strong_20_Emphasis">Capítulo 10 - Aventura de Elara: Propuesta General</text:span></text:h>
      <text:h text:style-name="Heading_20_3" text:outline-level="3">🎯 <text:span text:style-name="Strong_20_Emphasis">Tema científico en el laboratorio:</text:span></text:h>
      <text:p text:style-name="Text_20_body"><text:span text:style-name="Strong_20_Emphasis">La función de la reproducción</text:span> en el sistema inteligente:</text:p>
      <text:list xml:id="list3559124063" text:style-name="L1">
        <text:list-item>
          <text:p text:style-name="P1">Motor del cálculo (transformación del ADN)</text:p>
        </text:list-item>
        <text:list-item>
          <text:p text:style-name="P1">Mecanismo que permite avanzar una generación por vez</text:p>
        </text:list-item>
        <text:list-item>
          <text:p text:style-name="P1">Diversidad como estrategia de exploración</text:p>
        </text:list-item>
        <text:list-item>
          <text:p text:style-name="P1">Resolución del problema a través de bifurcaciones evolutivas</text:p>
        </text:list-item>
      </text:list>
      <text:p text:style-name="Horizontal_20_Line"/>
      <text:h text:style-name="Heading_20_2" text:outline-level="2">🌿 <text:span text:style-name="Strong_20_Emphasis">Aventura de Elara</text:span></text:h>
      <text:h text:style-name="Heading_20_3" text:outline-level="3">🗺️ <text:span text:style-name="Strong_20_Emphasis">Escenario:</text:span></text:h>
      <text:p text:style-name="Text_20_body"><text:span text:style-name="Strong_20_Emphasis">El bosque de Nythilien</text:span> – Una región húmeda, cubierta de vegetación espesa y árboles gigantescos que parecen no envejecer jamás.<text:line-break/>Entre la niebla perpetua y el canto de aves invisibles, se encuentra un pueblo secreto y nómada llamado <text:span text:style-name="Strong_20_Emphasis">Selvareth</text:span>, cuyos habitantes cambian de ubicación cada luna nueva para "nacer de nuevo".</text:p>
      <text:h text:style-name="Heading_20_3" text:outline-level="3">👤 <text:span text:style-name="Strong_20_Emphasis">Anfitrión:</text:span></text:h>
      <text:p text:style-name="Text_20_body"><text:span text:style-name="Strong_20_Emphasis">Kuiqenhus</text:span>, un anciano sabio y alegre, boticario del pueblo, que vive con su nieta en una casa construida dentro del tronco hueco de un árbol milenario.<text:line-break/>Es considerado por los suyos como un "semilla antigua", alguien que ha vivido muchas vidas bajo diferentes formas. Cree en la <text:span text:style-name="Strong_20_Emphasis">Rueda del Renacer</text:span>, una visión mística donde la vida se multiplica para que el alma tenga más caminos para encontrar el sentido.</text:p>
      <text:p text:style-name="Quotations">“Nos reproducimos —dice Kuiqenhus— para darnos otra oportunidad de entender.”</text:p>
      <text:h text:style-name="Heading_20_3" text:outline-level="3">🎯 <text:span text:style-name="Strong_20_Emphasis">Objetivos de Elara en este capítulo:</text:span></text:h>
      <text:list xml:id="list4011792103" text:style-name="L2">
        <text:list-item>
          <text:p text:style-name="P2">Buscar refugio y descanso en el bosque tras una emboscada.</text:p>
        </text:list-item>
        <text:list-item>
          <text:p text:style-name="P2">Obtener conocimiento sobre la reproducción a través de las creencias de Selvareth.</text:p>
        </text:list-item>
        <text:list-item>
          <text:p text:style-name="P2">Recuperar una pieza del códice que, según el rumor, fue vista entre las raíces de un árbol sagrado.</text:p>
        </text:list-item>
      </text:list>
      <text:h text:style-name="Heading_20_3" text:outline-level="3"><text:soft-page-break/>🧩 <text:span text:style-name="Strong_20_Emphasis">Trama general del capítulo:</text:span></text:h>
      <text:list xml:id="list1730163605" text:style-name="L3">
        <text:list-item>
          <text:p text:style-name="P3"><text:span text:style-name="Strong_20_Emphasis">Hook</text:span>: Elara huye herida por el bosque tras escapar de un hechicero enemigo, Tenebrakhus, que intentó leer su mente.</text:p>
        </text:list-item>
        <text:list-item>
          <text:p text:style-name="P3">Encuentra a Kuiqenhus, quien la cura con pócimas preparadas a base de semillas que “saben escuchar”.</text:p>
        </text:list-item>
        <text:list-item>
          <text:p text:style-name="P3">El pueblo de Selvareth celebra esa noche la <text:span text:style-name="Strong_20_Emphasis">Luna del Renacer</text:span>, donde los miembros más viejos dejan atrás su identidad, se rebautizan y adoptan nuevos roles en el ciclo comunitario.</text:p>
        </text:list-item>
        <text:list-item>
          <text:p text:style-name="P3">Intrigada por la ceremonia, Elara pregunta por el sentido de “renacer” cuando todo muere igual.</text:p>
        </text:list-item>
        <text:list-item>
          <text:p text:style-name="P3">Kuiqenhus la guía hasta el <text:span text:style-name="Strong_20_Emphasis">Árbol de las Voces</text:span>, un ser gigantesco que florece una vez cada siglo y guarda mensajes inscritos en sus hojas.</text:p>
        </text:list-item>
        <text:list-item>
          <text:p text:style-name="P3">Allí, Elara escucha un relato ancestral sobre la creación de la vida, en la que la primera criatura viviente se fragmentó para multiplicar su conciencia.</text:p>
        </text:list-item>
        <text:list-item>
          <text:p text:style-name="P3">Justo cuando va a recuperar una hoja que contiene parte del códice, Tenebrakhus aparece.</text:p>
        </text:list-item>
        <text:list-item>
          <text:p text:style-name="P3"><text:span text:style-name="Strong_20_Emphasis">Cliffhanger</text:span> previo al laboratorio: Tenebrakhus lanza una maldición y el suelo cede; Elara cae en una grieta subterránea.</text:p>
        </text:list-item>
      </text:list>
      <text:p text:style-name="Horizontal_20_Line"/>
      <text:h text:style-name="Heading_20_2" text:outline-level="2">🧪 <text:span text:style-name="Strong_20_Emphasis">Laboratorio (sección independiente):</text:span></text:h>
      <text:p text:style-name="Text_20_body">Explora científicamente:</text:p>
      <text:list xml:id="list1575343978" text:style-name="L4">
        <text:list-item>
          <text:p text:style-name="P4">Por qué la reproducción no es un lujo, sino <text:span text:style-name="Strong_20_Emphasis">la única forma de cálculo posible</text:span> en el sistema inteligente.</text:p>
        </text:list-item>
        <text:list-item>
          <text:p text:style-name="P4">Por qué el ADN no puede modificarse en tiempo real (memoria de solo lectura), y la reproducción es el único camino para aplicar transformaciones.</text:p>
        </text:list-item>
        <text:list-item>
          <text:p text:style-name="P4">La diversidad de estrategias reproductivas como diferentes “métodos de exploración del espacio de soluciones”.</text:p>
        </text:list-item>
        <text:list-item>
          <text:p text:style-name="P4">La muerte no es una falla: es parte estructural del diseño para liberar espacio y permitir nuevos cálculos.</text:p>
        </text:list-item>
      </text:list>
      <text:p text:style-name="Horizontal_20_Line"/>
      <text:h text:style-name="Heading_20_2" text:outline-level="2">🧨 <text:span text:style-name="Strong_20_Emphasis">Resolución + Clímax:</text:span></text:h>
      <text:list xml:id="list2037763446" text:style-name="L5">
        <text:list-item>
          <text:p text:style-name="P5">Elara despierta en un laberinto de raíces vivas, perseguidas por las sombras de Tenebrakhus.</text:p>
        </text:list-item>
        <text:list-item>
          <text:p text:style-name="P5">Con la ayuda de una raíz luminosa que "recuerda", logra escapar y volver al Árbol de las Voces.</text:p>
        </text:list-item>
        <text:list-item>
          <text:p text:style-name="P5">Allí, descubre que la hoja que buscaba ya no está. Pero encuentra una semilla…</text:p>
        </text:list-item>
        <text:list-item>
          <text:p text:style-name="P5">Kuiqenhus le explica: “Las respuestas no se escriben, Elara. Se plantan.”</text:p>
        </text:list-item>
        <text:list-item>
          <text:p text:style-name="P5"><text:soft-page-break/><text:span text:style-name="Strong_20_Emphasis">Cliffhanger final:</text:span> Mientras se aleja con la semilla, alguien la observa desde la cima del bosque. Es Morgerathus. Por primera vez, aparece en forma tangible.</text:p>
        </text:list-item>
      </text:list>
      <text:p text:style-name="Horizontal_20_Line"/>
      <text:p text:style-name="Text_20_body">¿Querés que lo desarrolle ahora como una <text:a xlink:type="simple" xlink:href="https://chatgpt.com/c/f" text:style-name="Internet_20_link" text:visited-style-name="Visited_20_Internet_20_Link">versión narrativa más literaria</text:a>, o preferís que estructuremos esta propuesta en el formato por secciones del capítul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3T18:30:20.693000000</meta:creation-date>
    <dc:date>2025-07-03T18:32:26.887000000</dc:date>
    <meta:editing-duration>PT2M6S</meta:editing-duration>
    <meta:editing-cycles>1</meta:editing-cycles>
    <meta:document-statistic meta:table-count="0" meta:image-count="0" meta:object-count="0" meta:page-count="3" meta:paragraph-count="40" meta:word-count="635" meta:character-count="3847" meta:non-whitespace-character-count="3275"/>
    <meta:generator>LibreOffice/7.3.5.2$Windows_X86_64 LibreOffice_project/184fe81b8c8c30d8b5082578aee2fed2ea847c01</meta:generator>
  </office:meta>
</office:document-meta>
</file>